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#include &lt;stdint.h&gt;</text:p>
      <text:p text:style-name="Standard">#include &lt;unistd.h&gt;</text:p>
      <text:p text:style-name="Standard">#include &lt;getopt.h&gt;</text:p>
      <text:p text:style-name="Standard">#include &lt;time.h&gt;</text:p>
      <text:p text:style-name="Standard">#include "rectangle_cbc.h"</text:p>
      <text:p text:style-name="Standard"/>
      <text:p text:style-name="Standard">#define ENCRYPT_MODE 1</text:p>
      <text:p text:style-name="Standard">#define DECRYPT_MODE 2</text:p>
      <text:p text:style-name="Standard"/>
      <text:p text:style-name="Standard">typedef enum {start_timer, stop_timer} timer_state;</text:p>
      <text:p text:style-name="Standard"/>
      <text:p text:style-name="Standard">void parse_hex(char* dest, char* src, size_t size)</text:p>
      <text:p text:style-name="Standard">{</text:p>
      <text:p text:style-name="Standard"><text:tab/>int i, j = size - 1;</text:p>
      <text:p text:style-name="Standard"><text:tab/>for(i = 0; src[i] != '\0'; ++i);</text:p>
      <text:p text:style-name="Standard"/>
      <text:p text:style-name="Standard"><text:tab/>// Go to last byte.</text:p>
      <text:p text:style-name="Standard"><text:tab/>if(i &gt; 1)</text:p>
      <text:p text:style-name="Standard"><text:tab/><text:tab/>i -= 2;</text:p>
      <text:p text:style-name="Standard"><text:tab/>else</text:p>
      <text:p text:style-name="Standard"><text:tab/><text:tab/>i = 0;</text:p>
      <text:p text:style-name="Standard"/>
      <text:p text:style-name="Standard"><text:tab/>for(; j &gt;= 0; --j, i -= 2)</text:p>
      <text:p text:style-name="Standard"><text:tab/><text:tab/>if(i &gt;= 0 &amp;&amp; src[i] != '0' &amp;&amp; src[i] != 'x' &amp;&amp; src[i] != 'X')</text:p>
      <text:p text:style-name="Standard"><text:tab/><text:tab/><text:tab/>sscanf(src + i, "%2hhx", &amp;dest[j]);</text:p>
      <text:p text:style-name="Standard"><text:tab/><text:tab/>else</text:p>
      <text:p text:style-name="Standard"><text:tab/><text:tab/><text:tab/>dest[j] = 0;</text:p>
      <text:p text:style-name="Standard">}</text:p>
      <text:p text:style-name="Standard"/>
      <text:p text:style-name="Standard">void timer(timer_state state, char* process_name)</text:p>
      <text:p text:style-name="Standard">{</text:p>
      <text:p text:style-name="Standard"><text:tab/>static struct timespec start = {0, 0}, end = {0, 0};</text:p>
      <text:p text:style-name="Standard"/>
      <text:p text:style-name="Standard"><text:tab/>if(state == start_timer)</text:p>
      <text:p text:style-name="Standard"><text:tab/><text:tab/>clock_gettime(CLOCK_MONOTONIC, &amp;start);</text:p>
      <text:p text:style-name="Standard"><text:tab/>else</text:p>
      <text:p text:style-name="Standard"><text:tab/>{</text:p>
      <text:p text:style-name="Standard"><text:tab/><text:tab/>long int seconds_elapsed, ns_elapsed;</text:p>
      <text:p text:style-name="Standard"><text:tab/><text:tab/>clock_gettime(CLOCK_MONOTONIC, &amp;end);</text:p>
      <text:p text:style-name="Standard"><text:tab/><text:tab/></text:p>
      <text:p text:style-name="Standard"><text:tab/><text:tab/>seconds_elapsed = end.tv_sec - start.tv_sec;</text:p>
      <text:p text:style-name="Standard"><text:tab/><text:tab/>ns_elapsed = end.tv_nsec - start.tv_nsec;</text:p>
      <text:p text:style-name="Standard"/>
      <text:p text:style-name="Standard"><text:tab/><text:tab/>if(end.tv_nsec &lt; start.tv_nsec)</text:p>
      <text:p text:style-name="Standard"><text:tab/><text:tab/>{</text:p>
      <text:p text:style-name="Standard"><text:tab/><text:tab/><text:tab/>--seconds_elapsed;</text:p>
      <text:p text:style-name="Standard"><text:tab/><text:tab/><text:tab/>ns_elapsed += 1000000000; <text:s/></text:p>
      <text:p text:style-name="Standard"><text:tab/><text:tab/>}</text:p>
      <text:p text:style-name="Standard"/>
      <text:p text:style-name="Standard"><text:tab/><text:tab/>printf("%s finished in %ld second(s) and %09ld nanoseconds.\n\n", process_name, seconds_elapsed, ns_elapsed);</text:p>
      <text:p text:style-name="Standard"><text:soft-page-break/><text:tab/>}</text:p>
      <text:p text:style-name="Standard">}</text:p>
      <text:p text:style-name="Standard"/>
      <text:p text:style-name="Standard">int main(int argc, char* argv[])</text:p>
      <text:p text:style-name="Standard">{</text:p>
      <text:p text:style-name="Standard"><text:tab/>extern char* optarg;</text:p>
      <text:p text:style-name="Standard"><text:tab/>int option;</text:p>
      <text:p text:style-name="Standard"><text:tab/>char mode = 0;</text:p>
      <text:p text:style-name="Standard"><text:tab/>FILE *in_stream = NULL, *out_stream = NULL;</text:p>
      <text:p text:style-name="Standard"><text:tab/>uint8_t IV[BLOCK_SIZE], key[MAIN_KEY_SIZE];</text:p>
      <text:p text:style-name="Standard"><text:tab/>int8_t error_flag = 0, iv_set = 0, key_set = 0;</text:p>
      <text:p text:style-name="Standard"/>
      <text:p text:style-name="Standard"><text:tab/>//<text:tab/><text:tab/><text:tab/><text:tab/>mode, IV, key, input stream, output stream</text:p>
      <text:p text:style-name="Standard"><text:tab/>while((option = getopt(argc, argv, "edv:k:i:o:")) != -1)</text:p>
      <text:p text:style-name="Standard"><text:tab/>{</text:p>
      <text:p text:style-name="Standard"><text:tab/><text:tab/>switch(option)</text:p>
      <text:p text:style-name="Standard"><text:tab/><text:tab/>{</text:p>
      <text:p text:style-name="Standard"><text:tab/><text:tab/><text:tab/>case 'e':</text:p>
      <text:p text:style-name="Standard"><text:tab/><text:tab/><text:tab/><text:tab/>if(mode)</text:p>
      <text:p text:style-name="Standard"><text:tab/><text:tab/><text:tab/><text:tab/>{</text:p>
      <text:p text:style-name="Standard"><text:tab/><text:tab/><text:tab/><text:tab/><text:tab/>printf("The mode can either be encrypt or decrypt - not both.\n");</text:p>
      <text:p text:style-name="Standard"><text:tab/><text:tab/><text:tab/><text:tab/><text:tab/>error_flag = 1;</text:p>
      <text:p text:style-name="Standard"><text:tab/><text:tab/><text:tab/><text:tab/>}</text:p>
      <text:p text:style-name="Standard"><text:tab/><text:tab/><text:tab/><text:tab/>else</text:p>
      <text:p text:style-name="Standard"><text:tab/><text:tab/><text:tab/><text:tab/><text:tab/>mode = ENCRYPT_MODE;</text:p>
      <text:p text:style-name="Standard"><text:tab/><text:tab/><text:tab/><text:tab/>break;</text:p>
      <text:p text:style-name="Standard"><text:tab/><text:tab/><text:tab/>case 'd':</text:p>
      <text:p text:style-name="Standard"><text:tab/><text:tab/><text:tab/><text:tab/>if(mode)</text:p>
      <text:p text:style-name="Standard"><text:tab/><text:tab/><text:tab/><text:tab/>{</text:p>
      <text:p text:style-name="Standard"><text:tab/><text:tab/><text:tab/><text:tab/><text:tab/>printf("The mode can either be encrypt or decrypt - not both.\n");</text:p>
      <text:p text:style-name="Standard"><text:tab/><text:tab/><text:tab/><text:tab/><text:tab/>error_flag = 1;</text:p>
      <text:p text:style-name="Standard"><text:tab/><text:tab/><text:tab/><text:tab/>}</text:p>
      <text:p text:style-name="Standard"><text:tab/><text:tab/><text:tab/><text:tab/>else</text:p>
      <text:p text:style-name="Standard"><text:tab/><text:tab/><text:tab/><text:tab/><text:tab/>mode = DECRYPT_MODE;</text:p>
      <text:p text:style-name="Standard"><text:tab/><text:tab/><text:tab/><text:tab/>break;</text:p>
      <text:p text:style-name="Standard"><text:tab/><text:tab/><text:tab/>case 'v':</text:p>
      <text:p text:style-name="Standard"><text:tab/><text:tab/><text:tab/><text:tab/>parse_hex(IV, optarg, BLOCK_SIZE);</text:p>
      <text:p text:style-name="Standard"><text:tab/><text:tab/><text:tab/><text:tab/>iv_set = 1;</text:p>
      <text:p text:style-name="Standard"><text:tab/><text:tab/><text:tab/><text:tab/>break;</text:p>
      <text:p text:style-name="Standard"><text:tab/><text:tab/><text:tab/>case 'k':</text:p>
      <text:p text:style-name="Standard"><text:tab/><text:tab/><text:tab/><text:tab/>parse_hex(key, optarg, MAIN_KEY_SIZE);</text:p>
      <text:p text:style-name="Standard"><text:tab/><text:tab/><text:tab/><text:tab/>key_set = 1;</text:p>
      <text:p text:style-name="Standard"><text:tab/><text:tab/><text:tab/><text:tab/>break;</text:p>
      <text:p text:style-name="Standard"><text:tab/><text:tab/><text:tab/>case 'i':</text:p>
      <text:p text:style-name="Standard"><text:tab/><text:tab/><text:tab/><text:tab/>if(optarg[0] == '-' &amp;&amp; optarg[1] == '\0')</text:p>
      <text:p text:style-name="Standard"><text:tab/><text:tab/><text:tab/><text:tab/><text:tab/>in_stream = stdin;</text:p>
      <text:p text:style-name="Standard"><text:tab/><text:tab/><text:tab/><text:tab/>else</text:p>
      <text:p text:style-name="Standard"><text:tab/><text:tab/><text:tab/><text:tab/>{</text:p>
      <text:p text:style-name="Standard"><text:tab/><text:tab/><text:tab/><text:tab/><text:tab/>in_stream = fopen(optarg, "r");</text:p>
      <text:p text:style-name="Standard"><text:tab/><text:tab/><text:tab/><text:tab/><text:tab/>if(in_stream == NULL)</text:p>
      <text:p text:style-name="Standard"><text:soft-page-break/><text:tab/><text:tab/><text:tab/><text:tab/><text:tab/>{</text:p>
      <text:p text:style-name="Standard"><text:tab/><text:tab/><text:tab/><text:tab/><text:tab/><text:tab/>printf("Could not open file %s for reading the plaintext.\n", optarg);</text:p>
      <text:p text:style-name="Standard"><text:tab/><text:tab/><text:tab/><text:tab/><text:tab/><text:tab/>error_flag = 1;</text:p>
      <text:p text:style-name="Standard"><text:tab/><text:tab/><text:tab/><text:tab/><text:tab/>}</text:p>
      <text:p text:style-name="Standard"><text:tab/><text:tab/><text:tab/><text:tab/>}</text:p>
      <text:p text:style-name="Standard"><text:tab/><text:tab/><text:tab/><text:tab/>break;</text:p>
      <text:p text:style-name="Standard"><text:tab/><text:tab/><text:tab/>case 'o':</text:p>
      <text:p text:style-name="Standard"><text:tab/><text:tab/><text:tab/><text:tab/>if(optarg[0] == '-' &amp;&amp; optarg[1] == '\0')</text:p>
      <text:p text:style-name="Standard"><text:tab/><text:tab/><text:tab/><text:tab/><text:tab/>out_stream = stdout;</text:p>
      <text:p text:style-name="Standard"><text:tab/><text:tab/><text:tab/><text:tab/>else</text:p>
      <text:p text:style-name="Standard"><text:tab/><text:tab/><text:tab/><text:tab/>{</text:p>
      <text:p text:style-name="Standard"><text:tab/><text:tab/><text:tab/><text:tab/><text:tab/>out_stream = fopen(optarg, "w");</text:p>
      <text:p text:style-name="Standard"><text:tab/><text:tab/><text:tab/><text:tab/><text:tab/>if(out_stream == NULL)</text:p>
      <text:p text:style-name="Standard"><text:tab/><text:tab/><text:tab/><text:tab/><text:tab/>{</text:p>
      <text:p text:style-name="Standard"><text:tab/><text:tab/><text:tab/><text:tab/><text:tab/><text:tab/>printf("Could not open file %s for writing the ciphertext.\n", optarg);</text:p>
      <text:p text:style-name="Standard"><text:tab/><text:tab/><text:tab/><text:tab/><text:tab/><text:tab/>error_flag = 1;</text:p>
      <text:p text:style-name="Standard"><text:tab/><text:tab/><text:tab/><text:tab/><text:tab/>}</text:p>
      <text:p text:style-name="Standard"><text:tab/><text:tab/><text:tab/><text:tab/>}</text:p>
      <text:p text:style-name="Standard"><text:tab/><text:tab/><text:tab/><text:tab/>break;</text:p>
      <text:p text:style-name="Standard"><text:tab/><text:tab/><text:tab/>case ':':</text:p>
      <text:p text:style-name="Standard"><text:tab/><text:tab/><text:tab/><text:tab/>printf("This option needs an argument.\n");</text:p>
      <text:p text:style-name="Standard"><text:tab/><text:tab/><text:tab/><text:tab/>error_flag = 1;</text:p>
      <text:p text:style-name="Standard"><text:tab/><text:tab/><text:tab/><text:tab/>break;</text:p>
      <text:p text:style-name="Standard"><text:tab/><text:tab/><text:tab/>case '?':</text:p>
      <text:p text:style-name="Standard"><text:tab/><text:tab/><text:tab/>case 'h':</text:p>
      <text:p text:style-name="Standard"><text:tab/><text:tab/><text:tab/><text:tab/>printf("Need to print usage here.\n");</text:p>
      <text:p text:style-name="Standard"><text:tab/><text:tab/><text:tab/><text:tab/>break;</text:p>
      <text:p text:style-name="Standard"><text:tab/><text:tab/>}</text:p>
      <text:p text:style-name="Standard"><text:tab/>}</text:p>
      <text:p text:style-name="Standard"/>
      <text:p text:style-name="Standard"><text:tab/>if(mode == 0)</text:p>
      <text:p text:style-name="Standard"><text:tab/>{</text:p>
      <text:p text:style-name="Standard"><text:tab/><text:tab/>printf("You need to specify the mode!\n");</text:p>
      <text:p text:style-name="Standard"><text:tab/><text:tab/>error_flag = 1;</text:p>
      <text:p text:style-name="Standard"><text:tab/>}</text:p>
      <text:p text:style-name="Standard"/>
      <text:p text:style-name="Standard"><text:tab/>if(!iv_set)</text:p>
      <text:p text:style-name="Standard"><text:tab/>{</text:p>
      <text:p text:style-name="Standard"><text:tab/><text:tab/>printf("You need to specify the 64 bit IV.\n");</text:p>
      <text:p text:style-name="Standard"><text:tab/><text:tab/>error_flag = 1;</text:p>
      <text:p text:style-name="Standard"><text:tab/>}</text:p>
      <text:p text:style-name="Standard"/>
      <text:p text:style-name="Standard"><text:tab/>if(!key_set)</text:p>
      <text:p text:style-name="Standard"><text:tab/>{</text:p>
      <text:p text:style-name="Standard"><text:tab/><text:tab/>printf("You need to specify the 80 bit key.\n");</text:p>
      <text:p text:style-name="Standard"><text:tab/><text:tab/>error_flag = 1;</text:p>
      <text:p text:style-name="Standard"><text:tab/>}</text:p>
      <text:p text:style-name="Standard"/>
      <text:p text:style-name="Standard"><text:tab/>if(error_flag)</text:p>
      <text:p text:style-name="Standard"><text:tab/>{</text:p>
      <text:p text:style-name="Standard"><text:soft-page-break/><text:tab/><text:tab/>if(in_stream != NULL)</text:p>
      <text:p text:style-name="Standard"><text:tab/><text:tab/><text:tab/>fclose(in_stream);</text:p>
      <text:p text:style-name="Standard"><text:tab/><text:tab/>if(out_stream != NULL)</text:p>
      <text:p text:style-name="Standard"><text:tab/><text:tab/><text:tab/>fclose(out_stream);</text:p>
      <text:p text:style-name="Standard"/>
      <text:p text:style-name="Standard"><text:tab/><text:tab/>return -1;</text:p>
      <text:p text:style-name="Standard"><text:tab/>}</text:p>
      <text:p text:style-name="Standard"/>
      <text:p text:style-name="Standard"><text:tab/>if(in_stream == NULL)</text:p>
      <text:p text:style-name="Standard"><text:tab/><text:tab/>in_stream = stdin;</text:p>
      <text:p text:style-name="Standard"><text:tab/>if(out_stream == NULL)</text:p>
      <text:p text:style-name="Standard"><text:tab/><text:tab/>out_stream = stdout;</text:p>
      <text:p text:style-name="Standard"/>
      <text:p text:style-name="Standard"><text:tab/>timer(start_timer, NULL);</text:p>
      <text:p text:style-name="Standard"><text:tab/>if(mode == ENCRYPT_MODE)</text:p>
      <text:p text:style-name="Standard"><text:tab/><text:tab/>encrypt(IV, key, in_stream, out_stream);</text:p>
      <text:p text:style-name="Standard"><text:tab/>else if(mode == DECRYPT_MODE)</text:p>
      <text:p text:style-name="Standard"><text:tab/><text:tab/>decrypt(IV, key, out_stream, in_stream);</text:p>
      <text:p text:style-name="Standard"><text:tab/>timer(stop_timer, ((mode == ENCRYPT_MODE)? "Encryption" : ((mode == DECRYPT_MODE) ? "Decryption" : "NULL")));</text:p>
      <text:p text:style-name="Standard"/>
      <text:p text:style-name="Standard"><text:tab/>fclose(in_stream);</text:p>
      <text:p text:style-name="Standard"><text:tab/>fclose(out_stream);</text:p>
      <text:p text:style-name="Standard"><text:tab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2T11:20:19.429419355</meta:creation-date>
    <dc:date>2023-09-22T11:21:06.843206717</dc:date>
    <meta:editing-duration>PT4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4" meta:paragraph-count="156" meta:word-count="477" meta:character-count="3414" meta:non-whitespace-character-count="2714"/>
  </office:meta>
</office:document-meta>
</file>